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cc3" officeooo:paragraph-rsid="000dfcc3"/>
    </style:style>
    <style:style style:name="P2" style:family="paragraph" style:parent-style-name="Standard">
      <style:text-properties fo:font-weight="bold" officeooo:rsid="000dfcc3" officeooo:paragraph-rsid="000dfcc3" style:font-weight-asian="bold" style:font-weight-complex="bold"/>
    </style:style>
    <style:style style:name="P3" style:family="paragraph" style:parent-style-name="Standard">
      <style:text-properties officeooo:rsid="000f0f6b" officeooo:paragraph-rsid="000f0f6b"/>
    </style:style>
    <style:style style:name="P4" style:family="paragraph" style:parent-style-name="Standard">
      <style:text-properties officeooo:rsid="000f94a4" officeooo:paragraph-rsid="000f94a4"/>
    </style:style>
    <style:style style:name="P5" style:family="paragraph" style:parent-style-name="Standard">
      <style:text-properties officeooo:rsid="0010c469" officeooo:paragraph-rsid="0010c469"/>
    </style:style>
    <style:style style:name="P6" style:family="paragraph" style:parent-style-name="Standard">
      <style:text-properties officeooo:rsid="00120171" officeooo:paragraph-rsid="00120171"/>
    </style:style>
    <style:style style:name="P7" style:family="paragraph" style:parent-style-name="Standard">
      <style:text-properties officeooo:rsid="00129adc" officeooo:paragraph-rsid="00129adc"/>
    </style:style>
    <style:style style:name="P8" style:family="paragraph" style:parent-style-name="Standard">
      <style:text-properties officeooo:rsid="001521c7" officeooo:paragraph-rsid="001521c7"/>
    </style:style>
    <style:style style:name="P9" style:family="paragraph" style:parent-style-name="Standard">
      <style:text-properties officeooo:rsid="001713a7" officeooo:paragraph-rsid="001713a7"/>
    </style:style>
    <style:style style:name="P10" style:family="paragraph" style:parent-style-name="Standard">
      <style:text-properties officeooo:rsid="001744d7" officeooo:paragraph-rsid="001744d7"/>
    </style:style>
    <style:style style:name="P11" style:family="paragraph" style:parent-style-name="Standard">
      <style:text-properties officeooo:rsid="001744d7" officeooo:paragraph-rsid="001744d7"/>
    </style:style>
    <style:style style:name="P12" style:family="paragraph" style:parent-style-name="Standard">
      <style:text-properties fo:font-weight="bold" officeooo:rsid="0018f7f2" officeooo:paragraph-rsid="0018f7f2" style:font-weight-asian="bold" style:font-weight-complex="bold"/>
    </style:style>
    <style:style style:name="P13" style:family="paragraph" style:parent-style-name="Standard">
      <style:text-properties fo:font-weight="bold" officeooo:rsid="00195fc4" officeooo:paragraph-rsid="00195fc4" style:font-weight-asian="bold" style:font-weight-complex="bold"/>
    </style:style>
    <style:style style:name="P14" style:family="paragraph" style:parent-style-name="Standard">
      <style:text-properties fo:font-weight="normal" officeooo:rsid="0018f7f2" officeooo:paragraph-rsid="0018f7f2" style:font-weight-asian="normal" style:font-weight-complex="normal"/>
    </style:style>
    <style:style style:name="P15" style:family="paragraph" style:parent-style-name="Standard">
      <style:text-properties fo:font-weight="normal" officeooo:rsid="00195fc4" officeooo:paragraph-rsid="00195fc4" style:font-weight-asian="normal" style:font-weight-complex="normal"/>
    </style:style>
    <style:style style:name="P16" style:family="paragraph" style:parent-style-name="Standard">
      <style:text-properties fo:font-weight="normal" officeooo:rsid="001b3bf7" officeooo:paragraph-rsid="001b3bf7" style:font-weight-asian="normal" style:font-weight-complex="normal"/>
    </style:style>
    <style:style style:name="P17" style:family="paragraph" style:parent-style-name="Standard">
      <style:text-properties fo:font-weight="normal" officeooo:rsid="001c7a89" officeooo:paragraph-rsid="001c7a89" style:font-weight-asian="normal" style:font-weight-complex="normal"/>
    </style:style>
    <style:style style:name="P18" style:family="paragraph" style:parent-style-name="Standard">
      <style:text-properties fo:font-weight="normal" officeooo:rsid="001d18b3" officeooo:paragraph-rsid="001d18b3" style:font-weight-asian="normal" style:font-weight-complex="normal"/>
    </style:style>
    <style:style style:name="P19" style:family="paragraph" style:parent-style-name="Standard">
      <style:text-properties fo:font-weight="normal" officeooo:rsid="001d997d" officeooo:paragraph-rsid="001d997d" style:font-weight-asian="normal" style:font-weight-complex="normal"/>
    </style:style>
    <style:style style:name="P20" style:family="paragraph" style:parent-style-name="Table_20_Contents">
      <style:text-properties officeooo:rsid="00195fc4" officeooo:paragraph-rsid="00195fc4"/>
    </style:style>
    <style:style style:name="T1" style:family="text">
      <style:text-properties officeooo:rsid="000f94a4"/>
    </style:style>
    <style:style style:name="T2" style:family="text">
      <style:text-properties officeooo:rsid="0010c469"/>
    </style:style>
    <style:style style:name="T3" style:family="text">
      <style:text-properties officeooo:rsid="00120171"/>
    </style:style>
    <style:style style:name="T4" style:family="text">
      <style:text-properties officeooo:rsid="00129a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kładowca: Mariusz Gil</text:p>
      <text:p text:style-name="P1"/>
      <text:p text:style-name="P1">Funkcje (czasami jest ich tysiące) okazują się niewystarczające. Dlatego powstały OBIEKTY (O.) czyli programowanie obiektowe.</text:p>
      <text:p text:style-name="P1"/>
      <text:p text:style-name="P2">Idea</text:p>
      <text:p text:style-name="P1">Funkcje – to takie programowanie proceduralne – programowanie przy użyciu funkcji – aby nazwy funkcji coś mówiły, zmienne też żeby coś mówiły – używać najlepiej dopasowanych nazw do tego co to robi.</text:p>
      <text:p text:style-name="P1"/>
      <text:p text:style-name="P3">W przeszłości tablice były w PHP bardzo popularne do przechowywania danych.</text:p>
      <text:p text:style-name="P3">Ale struktury mogą być niewystarczające.</text:p>
      <text:p text:style-name="P3">Struktury danych – np. drzewo, tablica, graf, <text:span text:style-name="T1">lista – sposoby przechowywania informacji, ale nie opisują one zachowań. Jeśli zaczniemy dokładać do tego zachowania o będziemy mieli już obiekt.</text:span></text:p>
      <text:p text:style-name="P4">Struktury + funkcje = obiekty.</text:p>
      <text:p text:style-name="P4"/>
      <text:p text:style-name="P4">Przykład psa:</text:p>
      <text:p text:style-name="P4">-właściwości: waga, wzrost, rasa, kolor, płeć – to są atrybuty/właściwości</text:p>
      <text:p text:style-name="P4">-zachowania: szczekaj(), idź(), połóż się(), aportuj(), - to są zachowania</text:p>
      <text:p text:style-name="P4"/>
      <text:p text:style-name="P4"/>
      <text:p text:style-name="P4">Klasa i obiekt</text:p>
      <text:p text:style-name="P4"/>
      <text:p text:style-name="P4">Klasa o nazwie „Pies”</text:p>
      <text:p text:style-name="P4">Obiekty – York, Husky, Basset – to są obiekty klasy Pies</text:p>
      <text:p text:style-name="P4"/>
      <text:p text:style-name="P4">Klasa „Laptop”</text:p>
      <text:p text:style-name="P4">Obiekty: Dell, Asus, Apple</text:p>
      <text:p text:style-name="P4"/>
      <text:p text:style-name="P4">Klasa „Samochód”</text:p>
      <text:p text:style-name="P4">Obiekty: <text:span text:style-name="T2">Marka, kolor, silnik</text:span></text:p>
      <text:p text:style-name="P5">Co potrafi robić: jedź, cofaj, skręcaj</text:p>
      <text:p text:style-name="P4"/>
      <text:p text:style-name="P4">Te obiekty mają bardzo podobne zachowania.</text:p>
      <text:p text:style-name="P4"/>
      <text:p text:style-name="P5">Założenia programowania obiektowego:</text:p>
      <text:p text:style-name="P5">-abstrakcja</text:p>
      <text:p text:style-name="P5">-dziedziczenie</text:p>
      <text:p text:style-name="P5">-hermetyzacja</text:p>
      <text:p text:style-name="P5">-polimorfizm</text:p>
      <text:p text:style-name="P5"/>
      <text:p text:style-name="P5">Abstrakcja – czasami warto nie wiedzieć (nie chcę wiedzieć) o jakiś szczegółach (np. jak działa silnik w aucie – nas interesuje że jak wcisnę gaz to jadę).</text:p>
      <text:p text:style-name="P5"/>
      <text:p text:style-name="P5">Dziedziczenie – przejmują obiekty swoje właściwości i funkcjonalności <text:span text:style-name="T3">np. klasa zwierzęta , klasa ssaki, klasa pies i klasa kot – pewne zachowania dla tych klas są wspólne (np. oddychają) czyli np. ssak dziedziczy po zwierzęciu, a pies dziedziczy od ssaka.</text:span></text:p>
      <text:p text:style-name="P5"/>
      <text:p text:style-name="P6">Hermetyzacja – klasa powinna trzymać pewne informacje i dane w sobie i nie pokazywać ich wszystkich np. klasa silnik nie musi pokazywać jak działa silnik, bo nas interesuje jedynie naciśnięcie gazu żeby jechać. </text:p>
      <text:p text:style-name="P6"/>
      <text:p text:style-name="P6"><text:soft-page-break/>Polimorfizm – pozwala się podszywać pod inne klasy – <text:span text:style-name="T4">np. jeśli wiem, że pies szczeka, to dowolnego psa jak podstawię a on będzie szczekał – ale będzie inaczej szczekał np. york inaczej szczeka niż owczarek. Jedną czynność można wykonać na wiele sposobów. Np. operacja jedzenie – inaczej je człowiek, inaczej wąż mimo iż są zwierzętami.</text:span></text:p>
      <text:p text:style-name="P6"/>
      <text:p text:style-name="P8">Klasa zwierzę → <text:s/>klasa ssak → klasa pies → klasa Terrier → Klasa York → Obiekt mój kupiony pies, już jakiś konkretny</text:p>
      <text:p text:style-name="P6"/>
      <text:p text:style-name="P7">Przykład: Na podstawie „Gra w życie” (Conway’s Game of Life)</text:p>
      <text:p text:style-name="P7"/>
      <text:p text:style-name="P7"/>
      <text:p text:style-name="P9">Każda klasa powinna być w osobnym pliku (np. klasa Book w pliku book.php). </text:p>
      <text:p text:style-name="P9">Nazwa klasy powinna zaczynać się dużą literą np. AutomatGearbox albo OrderMeelRestaurant.</text:p>
      <text:p text:style-name="P9">Nazwa powinna sugerować czego dotyczy klasa.</text:p>
      <text:p text:style-name="P9"/>
      <text:p text:style-name="P10">Obiekt jest instancją klasy.</text:p>
      <text:p text:style-name="P10"/>
      <text:p text:style-name="P10">Instancja</text:p>
      <text:p text:style-name="P10"/>
      <text:p text:style-name="P10"/>
      <text:p text:style-name="P12">Książka: „Pragmatyczny programista” - Andrew <text:s/>Hunt, David Thomas</text:p>
      <text:p text:style-name="P12"/>
      <text:p text:style-name="P14"/>
      <text:p text:style-name="P14"/>
      <text:p text:style-name="P13">Dziedziczenie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20">Widoczność dla świata</text:p>
          </table:table-cell>
          <table:table-cell table:style-name="Tabela1.C1" office:value-type="string">
            <text:p text:style-name="P20">Dziedziczenie</text:p>
          </table:table-cell>
        </table:table-row>
        <table:table-row>
          <table:table-cell table:style-name="Tabela1.A2" office:value-type="string">
            <text:p text:style-name="P20">Public</text:p>
          </table:table-cell>
          <table:table-cell table:style-name="Tabela1.A2" office:value-type="string">
            <text:p text:style-name="P20">TAK</text:p>
          </table:table-cell>
          <table:table-cell table:style-name="Tabela1.C2" office:value-type="string">
            <text:p text:style-name="P20">TAK</text:p>
          </table:table-cell>
        </table:table-row>
        <table:table-row>
          <table:table-cell table:style-name="Tabela1.A2" office:value-type="string">
            <text:p text:style-name="P20">Protected</text:p>
          </table:table-cell>
          <table:table-cell table:style-name="Tabela1.A2" office:value-type="string">
            <text:p text:style-name="P20">NIE</text:p>
          </table:table-cell>
          <table:table-cell table:style-name="Tabela1.C2" office:value-type="string">
            <text:p text:style-name="P20">TAK</text:p>
          </table:table-cell>
        </table:table-row>
        <table:table-row>
          <table:table-cell table:style-name="Tabela1.A2" office:value-type="string">
            <text:p text:style-name="P20">Private</text:p>
          </table:table-cell>
          <table:table-cell table:style-name="Tabela1.A2" office:value-type="string">
            <text:p text:style-name="P20">NIE</text:p>
          </table:table-cell>
          <table:table-cell table:style-name="Tabela1.C2" office:value-type="string">
            <text:p text:style-name="P20">NIE</text:p>
          </table:table-cell>
        </table:table-row>
      </table:table>
      <text:p text:style-name="P15"/>
      <text:p text:style-name="P16">Polimorfizm – stworzenie metody (funkcji) w klasie dziedziczącej o takiej samej nazwie jak w klasie parent – wtedy gdy mam dwie klasy zmieszane nie muszę się martwić z której klasy dany obiekt pochodzi np. mamy klasę książka z której dziedziczy klasa ebook. Obiekty tych klas mają te same pola tytuł i autor, ale np. różną ilość stron, a ebook dodatkowo ma ilość MB. Jeśli w obu tych klasach będzie ta sama metoda (funkcja) o nazwie drukuj, przy czym ebook dziedziczy po klasie książka, to nawet jak wymieszam np. w tablicy ebooki z książkami i później wywołam drukuj to mi to wydrukuje poprawnie – przykład na stronie 18 prezentacji z 2 dnia OPP – nadpisywanie metod (method overrwriting).</text:p>
      <text:p text:style-name="P16"/>
      <text:p text:style-name="P17">Instancja – tworzenie nowego obiektu</text:p>
      <text:p text:style-name="P17"/>
      <text:p text:style-name="P17"/>
      <text:p text:style-name="P18">Słowo kluczowe static – stosujemy gdy chcemy jakąś zmienną współdzielić pomiędzy obiektami.</text:p>
      <text:p text:style-name="P18"/>
      <text:p text:style-name="P19">Słowo kluczowe const – stała (nie może być zmieniona) – ją też stosujemy do współdzielenia. Dobra praktyka, aby jeśli mamy jakieś stałe w kodzie np. mnożenie przez liczbę 160, to nazwać stałą tak, aby się kojarzyła np. WorkingHoursPerWeek i zamiast np. mnożyć w kodzie coś przez 160 mnożymy to przez tą stał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9:21:13.971378361</meta:creation-date>
    <meta:generator>LibreOffice/5.1.6.2$Linux_X86_64 LibreOffice_project/10m0$Build-2</meta:generator>
    <dc:date>2017-03-04T16:59:23.518401752</dc:date>
    <meta:editing-duration>PT8H4M45S</meta:editing-duration>
    <meta:editing-cycles>7</meta:editing-cycles>
    <meta:document-statistic meta:table-count="1" meta:image-count="0" meta:object-count="0" meta:page-count="2" meta:paragraph-count="53" meta:word-count="575" meta:character-count="3845" meta:non-whitespace-character-count="3292"/>
  </office:meta>
</office:document-meta>
</file>